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2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3" style:family="paragraph" style:parent-style-name="Standard">
      <style:paragraph-properties fo:margin-top="0.0799in" fo:margin-bottom="0.0799in" style:contextual-spacing="false" fo:line-height="120%" fo:text-align="start" style:justify-single-word="false" style:writing-mode="lr-tb"/>
    </style:style>
    <style:style style:name="P4" style:family="paragraph" style:parent-style-name="Standard">
      <style:paragraph-properties fo:margin-top="0in" fo:margin-bottom="0.0799in" style:contextual-spacing="false" fo:line-height="120%" fo:text-align="start" style:justify-single-word="false" fo:break-before="page" style:writing-mode="lr-tb"/>
    </style:style>
    <style:style style:name="P5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6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P7" style:family="paragraph" style:parent-style-name="Standard">
      <style:paragraph-properties fo:margin-left="2in" fo:margin-right="0in" fo:margin-top="0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ndard Nondisclosure Agreement</text:span></text:p>
      <text:p text:style-name="P1">The parties agree to the terms of the <text:span text:style-name="T1">The Waypoint NDA Version 4.0.1 </text:span>published at<text:bookmark-start text:name="__DdeLink__410_786917921"/> <text:bookmark-end text:name="__DdeLink__410_786917921"/><text:span text:style-name="Internet_20_Link">waypointnda.com.</text:span></text:p>
      <text:p text:style-name="P2"><text:span text:style-name="T1">Purpose</text:span>:<text:tab/><text:bookmark-start text:name="__DdeLink__494_646533662"/>______________________________<text:bookmark-end text:name="__DdeLink__494_646533662"/>_________<text:line-break/>_______________________________________<text:line-break/>_______________________________________<text:line-break/>_______________________________________<text:line-break/>[State the purpose for sharing confidential information.]<text:bookmark-start text:name="__DdeLink__493_162727990"/></text:p>
      <text:p text:style-name="P2"><text:span text:style-name="T1">Governing Law</text:span>:<text:tab/>_______________________________________<text:line-break/>_______________________________________<text:line-break/>[Name the state, country, or other jurisdiction whose law will govern the agreement.<text:bookmark-end text:name="__DdeLink__493_162727990"/>]</text:p>
      <text:p text:style-name="P2"><text:span text:style-name="T1">Forum for Disputes</text:span>:<text:tab/>_______________________________________<text:line-break/>_______________________________________<text:line-break/>[Optional. Name the city, district, or country where any disputes about the agreement will happen.]</text:p>
      <text:p text:style-name="P2"><text:span text:style-name="T1">Term</text:span>:<text:tab/>_______________________________________<text:line-break/>[Optional. State how long the agreement will cover new confidential information disclosed.]</text:p>
      <text:p text:style-name="P3">[Signature pages follow.]</text:p>
      <text:p text:style-name="P4">The parties agree to this nondisclosure agreement on the dates by their signatures.</text:p>
      <text:p text:style-name="P5"><text:span text:style-name="T1">First Party</text:span></text:p>
      <text:p text:style-name="P6">Legal Name:<text:tab/>_______________________________________<text:line-break/>[Write the legal name of the party proposing the agreement, like “Super Software, Inc.” or “John A. Smith”.]</text:p>
      <text:p text:style-name="P6">Legal Type:<text:tab/>_______________________________________<text:line-break/>[Write the company’s jurisdiction and legal form, like “Delaware corporation” or “New York resident” for an individual.]</text:p>
      <text:p text:style-name="P6">Signature:<text:tab/>_______________________________________</text:p>
      <text:p text:style-name="P6">Name:<text:tab/>_______________________________________</text:p>
      <text:p text:style-name="P6">Title:<text:tab/>_______________________________________<text:line-break/>[Leave blank if the party is an individual.]</text:p>
      <text:p text:style-name="P6">Date:<text:tab/>_______________________________________</text:p>
      <text:p text:style-name="P6">E-Mail:<text:tab/>_______________________________________</text:p>
      <text:p text:style-name="P7">The parties agree to this nondisclosure agreement on the dates by their signatures.</text:p>
      <text:p text:style-name="P5"><text:span text:style-name="T1">Second Party</text:span></text:p>
      <text:p text:style-name="P6">Legal Name:<text:tab/>_______________________________________<text:line-break/>[Write the legal name of the party receiving the agreement proposal, like “Quick Welding LLC” or “Jane B. Doe”.]</text:p>
      <text:p text:style-name="P6">Legal Type:<text:tab/>_______________________________________<text:line-break/>[Write the company’s jurisdiction and legal form, like “Delaware corporation” or “Texas resident” for an individual.]</text:p>
      <text:p text:style-name="P6">Signature:<text:tab/>_______________________________________</text:p>
      <text:p text:style-name="P6">Name:<text:tab/>_______________________________________</text:p>
      <text:p text:style-name="P6">Title:<text:tab/>_______________________________________<text:line-break/>[Leave blank if the party is an individual.]</text:p>
      <text:p text:style-name="P6">Date:<text:tab/>_______________________________________</text:p>
      <text:p text:style-name="P6"><text:span text:style-name="T2">E-Mail:<text:tab/>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27in" fo:margin-bottom="0.0827in" style:contextual-spacing="false" fo:line-height="100%" fo:text-align="justify" style:justify-single-word="false" fo:orphans="2" fo:widows="2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chapter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0" fo:widows="0" style:punctuation-wrap="simple" style:writing-mode="lr-tb"/>
      <style:text-properties style:use-window-font-color="true" loext:opacity="0%" style:font-name="Arial" fo:font-family="Arial" style:font-family-generic="swiss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class="extra">
      <style:paragraph-properties fo:margin-left="0.2in" fo:margin-right="0in" fo:text-indent="-0.2in" style:auto-text-indent="false"/>
    </style:style>
    <style:style style:name="Endnote_20_Symbol_20__28_WW_29_" style:display-name="Endnote Symbol (WW)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class="extra">
      <style:text-properties fo:font-size="10pt" style:font-size-asian="10pt"/>
    </style:style>
    <style:style style:name="Frame_20_Contents" style:display-name="Frame Contents" style:family="paragraph" style:parent-style-name="Standard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style:font-name="Times New Roman" fo:font-size="10pt" fo:language="en" fo:country="US" style:font-size-asian="10pt"/>
    </style:style>
    <style:style style:name="MT2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<text:tab/><text:tab/>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Mitchell</meta:initial-creator>
    <dc:language>en-US</dc:language>
    <dc:creator>Kyle Mitchell</dc:creator>
    <dc:date>2021-06-18T15:10:39</dc:date>
    <meta:editing-cycles>39</meta:editing-cycles>
    <meta:editing-duration>PT37M</meta:editing-duration>
    <meta:generator>LibreOffice/25.2.4.3$Linux_X86_64 LibreOffice_project/520$Build-3</meta:generator>
    <meta:document-statistic meta:table-count="0" meta:image-count="0" meta:object-count="0" meta:page-count="3" meta:paragraph-count="26" meta:word-count="233" meta:character-count="2309" meta:non-whitespace-character-count="2099"/>
  </office:meta>
</office:document-meta>
</file>